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3">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size="22pt" style:font-size-asian="22pt" style:font-size-complex="22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eme</text:span><text:span text:style-name="T2">: Pablo Luis Molina Blanes. 1º DAM 19-20.</text:span></text:p>
      <text:list xml:id="list541201974973775402" text:style-name="L1">
        <text:list-item>
          <text:p text:style-name="P5">Construcción<text:span text:style-name="T3">:</text:span></text:p>
        </text:list-item>
      </text:list>
      <text:list xml:id="list5394491245598743532" text:style-name="L2">
        <text:list-item>
          <text:p text:style-name="P7">El sitio se construyo con el programa Visual Studio Code, usando complementos de Bootstrap e imágenes externas. Para construir este sitio realizé estos pasos:</text:p>
          <text:list>
            <text:list-item>
              <text:p text:style-name="P8">Realizar la maqueta de mi sitio<text:span text:style-name="T3">: Este fue de los primeros pasos que realize, esto es, saber cómo iba a estar estructurado mi sitio web. Decidí los siguientes elementos:</text:span></text:p>
              <text:list>
                <text:list-item>
                  <text:p text:style-name="P8">Título<text:span text:style-name="T3">: Hecho con la clase Jumbotron de Bootstrap 4. Elegí un color grisáceo de fondo y un título de color negro.</text:span></text:p>
                </text:list-item>
                <text:list-item>
                  <text:p text:style-name="P8">4 Secciones informativas<text:span text:style-name="T3">: Estas explican por qué existe la página web, su misión y datos informativos.</text:span></text:p>
                </text:list-item>
                <text:list-item>
                  <text:p text:style-name="P8">Barra de navegación<text:span text:style-name="T3">: Adaptada a la página. Incluye acceso al footer y a las distintas secciones.</text:span></text:p>
                </text:list-item>
                <text:list-item>
                  <text:p text:style-name="P8">Footer amplio y contrastante<text:span text:style-name="T3">: Este footer fue diseñado para ser como la mayoría en diseño actual, ya que, al estar más extendido, permite a las personas localizar el contenido más rápido que usando métodos más novedosos. Este incluye:</text:span></text:p>
                  <text:list>
                    <text:list-item>
                      <text:p text:style-name="P8">Datos de contacto<text:span text:style-name="T3">.</text:span></text:p>
                    </text:list-item>
                    <text:list-item>
                      <text:p text:style-name="P8">Redes sociales<text:span text:style-name="T3">.</text:span></text:p>
                    </text:list-item>
                    <text:list-item>
                      <text:p text:style-name="P8">Formulario de contacto<text:span text:style-name="T3">.</text:span></text:p>
                    </text:list-item>
                  </text:list>
                </text:list-item>
              </text:list>
            </text:list-item>
            <text:list-item>
              <text:p text:style-name="P8">Elegir el tema sobre el que trataba mi sitio<text:span text:style-name="T3">: Ya que un sitio no existe en un vacío, el tema que rodea al sitio es lo que hace que la página tenga algún sentido como proveedora de información relevante.</text:span></text:p>
            </text:list-item>
            <text:list-item>
              <text:p text:style-name="P8">Tratar al diseño modularmente<text:span text:style-name="T3">: El diseño es un tema muy amplio, por lo que sucede como en la programación, hay muchísimas elecciones y uno se puede perder. Al ir haciendo el diseño elemento a elemento, aseguro que cada uno coincida como el autor quiera más rápidamente que en ir planeando el diseño completo nada más empezar.</text:span></text:p>
              <text:list>
                <text:list-item>
                  <text:p text:style-name="P7">Esto funciona como en una conversación informal, en el diseño no funcionan los planes muy detallados, se debe comenzar desde algo muy sencillo y diminuto, y de ahí empezar una improvisación, hasta llegar al producto final. </text:p>
                </text:list-item>
              </text:list>
            </text:list-item>
            <text:list-item>
              <text:p text:style-name="P8">Corregir imperfecciones<text:span text:style-name="T3">: Al terminar la página pueden ocurrir varios errores, de este tipo sobre todo:</text:span></text:p>
              <text:list>
                <text:list-item>
                  <text:p text:style-name="P8">Errores de diseño<text:span text:style-name="T3">.</text:span></text:p>
                </text:list-item>
                <text:list-item>
                  <text:p text:style-name="P8">Errores de marcado<text:span text:style-name="T3">.</text:span></text:p>
                </text:list-item>
                <text:list-item>
                  <text:p text:style-name="P8">Errores gramaticales<text:span text:style-name="T3">.</text:span></text:p>
                  <text:list>
                    <text:list-item>
                      <text:p text:style-name="P7">Todos estos errores causan desconexión con los visitantes, los cuales no ven una cierta simetría zona a zona, esto no es lo que se quiere, por lo que al final siempre se deben pulir los errores.</text:p>
                    </text:list-item>
                  </text:list>
                </text:list-item>
              </text:list>
            </text:list-item>
            <text:list-item>
              <text:p text:style-name="P8">Usar buenas prácticas<text:span text:style-name="T3">: Una página web tiene muchos puntos de vista, entre ellos:</text:span></text:p>
              <text:list>
                <text:list-item>
                  <text:list>
                    <text:list-item>
                      <text:p text:style-name="P8">El del cliente</text:p>
                    </text:list-item>
                    <text:list-item>
                      <text:p text:style-name="P8">El del desarrollador web</text:p>
                    </text:list-item>
                    <text:list-item>
                      <text:p text:style-name="P8">El del diseñador</text:p>
                    </text:list-item>
                  </text:list>
                </text:list-item>
                <text:list-item>
                  <text:p text:style-name="P7">Por lo que siempre se debe realizar la página web, no solo bella estéticamente para el cliente, sino poco caótica para el desarrollador web, organizada para el diseñador, poco aglomerada para el optimizador de búsquedas...</text:p>
                </text:list-item>
              </text:list>
            </text:list-item>
          </text:list>
        </text:list-item>
      </text:list>
      <text:p text:style-name="P4"/>
      <text:p text:style-name="P4"/>
      <text:p text:style-name="P4"/>
      <text:p text:style-name="P4"/>
      <text:p text:style-name="P4"/>
      <text:p text:style-name="P4"/>
      <text:p text:style-name="P4"><text:soft-page-break/></text:p>
      <text:list xml:id="list1756739162289857755" text:style-name="L3">
        <text:list-item>
          <text:p text:style-name="P6">Recursos de terceros<text:span text:style-name="T3">:</text:span></text:p>
        </text:list-item>
      </text:list>
      <text:list xml:id="list5177852419340737878" text:style-name="L4">
        <text:list-item>
          <text:p text:style-name="P9">Imagen de Hero Section: <text:a xlink:type="simple" xlink:href="https://www.shutterstock.com/es/image-photo/row-businessmen-ascending-order-height-against-145266973" text:style-name="Internet_20_link" text:visited-style-name="Visited_20_Internet_20_Link">https://www.shutterstock.com/es/image-photo/row-businessmen-ascending-order-height-against-145266973</text:a>. - <text:span text:style-name="T3"><text:s/>Trabajo derivado.</text:span></text:p>
        </text:list-item>
        <text:list-item>
          <text:p text:style-name="P9">Imagen de jungla<text:span text:style-name="T3">:</text:span> <text:a xlink:type="simple" xlink:href="https://www.pexels.com/photo/bangladesh-nature-1576606/" text:style-name="Internet_20_link" text:visited-style-name="Visited_20_Internet_20_Link">https://www.pexels.com/photo/bangladesh-nature-1576606/</text:a>.</text:p>
        </text:list-item>
        <text:list-item>
          <text:p text:style-name="P9">Imagen de ADN<text:span text:style-name="T3">: </text:span><text:a xlink:type="simple" xlink:href="https://teletype.in/files/aa/aaeaa79f-b3f0-49e6-b8d7-47012a371722.jpeg" text:style-name="Internet_20_link" text:visited-style-name="Visited_20_Internet_20_Link">https://teletype.in/files/aa/aaeaa79f-b3f0-49e6-b8d7-47012a371722.jpeg</text:a>.</text:p>
        </text:list-item>
        <text:list-item>
          <text:p text:style-name="P9">Logo de la página: <text:a xlink:type="simple" xlink:href="https://images-na.ssl-images-amazon.com/images/I/616YsTd8%2BLL._AC_.jpg" text:style-name="Internet_20_link" text:visited-style-name="Visited_20_Internet_20_Link">https://images-na.ssl-images-amazon.com/images/I/616YsTd8%2BLL._AC_.jpg</text:a>. - Logo recortado y modificado.</text:p>
        </text:list-item>
      </text:list>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Molina Blanes</meta:initial-creator>
    <meta:creation-date>2020-02-09T20:40:26.65</meta:creation-date>
    <dc:date>2020-02-23T12:04:22.34</dc:date>
    <dc:creator>Pablo Molina Blanes</dc:creator>
    <meta:editing-duration>PT1H3M45S</meta:editing-duration>
    <meta:editing-cycles>10</meta:editing-cycles>
    <meta:generator>OpenOffice/4.1.7$Win32 OpenOffice.org_project/417m1$Build-9800</meta:generator>
    <meta:document-statistic meta:table-count="0" meta:image-count="0" meta:object-count="0" meta:page-count="2" meta:paragraph-count="29" meta:word-count="466" meta:character-count="2925"/>
  </office:meta>
</office:document-meta>
</file>